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ccff00" draw:textarea-horizontal-align="left" draw:textarea-vertical-align="top" draw:fit-to-contour="true" fo:padding-top="0cm" fo:padding-bottom="0cm" fo:padding-left="0cm" fo:padding-right="0cm"/>
    </style:style>
    <style:style style:name="gr2" style:family="graphic" style:parent-style-name="standard">
      <style:graphic-properties draw:textarea-horizontal-align="left" draw:textarea-vertical-align="top" draw:fit-to-contour="true" fo:padding-top="0cm" fo:padding-bottom="0cm" fo:padding-left="0cm" fo:padding-right="0cm"/>
    </style:style>
    <style:style style:name="gr3" style:family="graphic" style:parent-style-name="standard">
      <style:graphic-properties draw:stroke="dash" draw:stroke-dash="Fine_20_Dashed" draw:fill="none" draw:fill-color="#99ccff" draw:textarea-horizontal-align="left" draw:textarea-vertical-align="top"/>
    </style:style>
    <style:style style:name="gr4" style:family="graphic" style:parent-style-name="standard">
      <style:graphic-properties draw:marker-end="Triangle_20_unfilled" draw:textarea-horizontal-align="center" draw:textarea-vertical-align="middle"/>
    </style:style>
    <style:style style:name="gr5" style:family="graphic" style:parent-style-name="standard">
      <style:graphic-properties draw:marker-end="Diamond_20_unfilled" draw:textarea-horizontal-align="center" draw:textarea-vertical-align="middle"/>
    </style:style>
    <style:style style:name="gr6" style:family="graphic" style:parent-style-name="objectwithoutfill">
      <style:graphic-properties draw:marker-end="Diamond_20_unfilled" draw:fill="none" draw:textarea-horizontal-align="center" draw:textarea-vertical-align="middle"/>
    </style:style>
    <style:style style:name="gr7" style:family="graphic" style:parent-style-name="standard">
      <style:graphic-properties draw:stroke="dash" draw:stroke-dash="Ultrafine_20_Dashed" svg:stroke-width="0.053cm" svg:stroke-color="#ffcc00" draw:marker-start-width="0.379cm" draw:marker-end-width="0.379cm" draw:fill="none" draw:fill-color="#99ccff" draw:textarea-horizontal-align="left" draw:textarea-vertical-align="top" fo:padding-top="0.151cm" fo:padding-bottom="0.151cm" fo:padding-left="0.276cm" fo:padding-right="0.276cm"/>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stroke="dash" draw:stroke-dash="Ultrafine_20_2_20_Dots_20_3_20_Dashes" draw:fill="none" draw:fill-color="#ccff00" draw:textarea-horizontal-align="left" draw:textarea-vertical-align="top" draw:fit-to-contour="true" fo:padding-top="0cm" fo:padding-bottom="0cm" fo:padding-left="0cm" fo:padding-right="0cm"/>
    </style:style>
    <style:style style:name="gr10" style:family="graphic" style:parent-style-name="standard">
      <style:graphic-properties draw:stroke="dash" draw:stroke-dash="Line_20_with_20_Fine_20_Dots" draw:fill="none" draw:fill-color="#ccff00" draw:textarea-horizontal-align="left" draw:textarea-vertical-align="top" draw:fit-to-contour="true" fo:padding-top="0cm" fo:padding-bottom="0cm" fo:padding-left="0cm" fo:padding-right="0cm"/>
    </style:style>
    <style:style style:name="gr11" style:family="graphic" style:parent-style-name="standard">
      <style:graphic-properties draw:fill-color="#ffcc00" draw:textarea-horizontal-align="justify" draw:textarea-vertical-align="middle" draw:auto-grow-height="false" fo:min-height="0cm" fo:min-width="0cm" fo:wrap-option="no-wrap"/>
    </style:style>
    <style:style style:name="gr12" style:family="graphic" style:parent-style-name="standard">
      <style:graphic-properties draw:stroke="dash" draw:stroke-dash="_32__20_Dots_20_1_20_Dash" svg:stroke-color="#ff3333" draw:fill="none" draw:textarea-horizontal-align="right" draw:textarea-vertical-align="bottom"/>
    </style:style>
    <style:style style:name="gr13"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style:paragraph-properties fo:margin-left="0cm" fo:margin-right="0cm" fo:text-align="start" fo:text-indent="0cm"/>
      <style:text-properties fo:font-size="12pt"/>
    </style:style>
    <style:style style:name="P2" style:family="paragraph">
      <style:paragraph-properties fo:margin-left="0cm" fo:margin-right="0cm" fo:text-align="start" fo:text-indent="0cm"/>
      <style:text-properties fo:font-size="12pt" style:font-size-asian="12pt" style:font-size-complex="12pt"/>
    </style:style>
    <style:style style:name="P3" style:family="paragraph">
      <style:paragraph-properties fo:text-align="center"/>
      <style:text-properties fo:font-size="18pt"/>
    </style:style>
    <style:style style:name="P4" style:family="paragraph">
      <style:paragraph-properties fo:margin-left="0cm" fo:margin-right="0cm" fo:text-align="start" fo:text-indent="0cm"/>
      <style:text-properties style:font-size-asian="12pt"/>
    </style:style>
    <style:style style:name="P5" style:family="paragraph">
      <style:paragraph-properties fo:text-align="center"/>
    </style:style>
    <style:style style:name="P6" style:family="paragraph">
      <style:paragraph-properties fo:text-align="start"/>
      <style:text-properties fo:font-size="12pt" style:font-size-asian="12pt" style:font-size-complex="12pt"/>
    </style:style>
    <style:style style:name="P7" style:family="paragraph">
      <style:paragraph-properties fo:text-align="end"/>
      <style:text-properties style:font-size-asian="9pt"/>
    </style:style>
    <style:style style:name="P8" style:family="paragraph">
      <style:paragraph-properties fo:text-align="end"/>
      <style:text-properties fo:font-size="9pt" style:font-size-asian="9pt" style:font-size-complex="9pt"/>
    </style:style>
    <style:style style:name="T1" style:family="text">
      <style:text-properties fo:font-size="12pt" style:font-size-asian="12pt" style:font-size-complex="12pt"/>
    </style:style>
    <style:style style:name="T2" style:family="text">
      <style:text-properties fo:font-size="18pt"/>
    </style:style>
    <style:style style:name="T3" style:family="text">
      <style:text-properties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rect draw:style-name="gr1" draw:text-style-name="P2" xml:id="id11" draw:id="id11" draw:layer="layout" svg:width="2cm" svg:height="8.5cm" svg:x="27cm" svg:y="13.3cm">
          <text:p text:style-name="P1"><text:span text:style-name="T1">mq</text:span></text:p>
        </draw:rect>
        <draw:rect draw:style-name="gr2" draw:text-style-name="P2" xml:id="id4" draw:id="id4" draw:layer="layout" svg:width="6.427cm" svg:height="2cm" svg:x="2.483cm" svg:y="9.001cm">
          <text:p text:style-name="P1"><text:span text:style-name="T1">BoxGarden</text:span></text:p>
          <text:list text:style-name="L1">
            <text:list-item>
              <text:p text:style-name="P1"><text:span text:style-name="T1">箱庭内の物体を保持する</text:span></text:p>
            </text:list-item>
            <text:list-item>
              <text:p text:style-name="P1"><text:span text:style-name="T1">箱庭内の物体と視線との交差判定の</text:span><text:span text:style-name="T1">I/F</text:span><text:span text:style-name="T1">を提供する</text:span></text:p>
            </text:list-item>
          </text:list>
        </draw:rect>
        <draw:rect draw:style-name="gr3" draw:text-style-name="P3" draw:layer="layout" svg:width="11.866cm" svg:height="10.5cm" svg:x="1.494cm" svg:y="8cm">
          <text:p text:style-name="P3"><text:span text:style-name="T2">BoxGarden.py</text:span></text:p>
        </draw:rect>
        <draw:rect draw:style-name="gr2" draw:text-style-name="P2" xml:id="id2" draw:id="id2" draw:layer="layout" svg:width="7.416cm" svg:height="4cm" svg:x="2.978cm" svg:y="13cm">
          <text:p text:style-name="P4"><text:span text:style-name="T1">bg_object(</text:span><text:span text:style-name="T1">仮想クラス</text:span><text:span text:style-name="T1">)</text:span></text:p>
          <text:list text:style-name="L1">
            <text:list-item>
              <text:p text:style-name="P4"><text:span text:style-name="T1">箱庭内の物体の基本クラス</text:span></text:p>
            </text:list-item>
            <text:list-item>
              <text:p text:style-name="P4"><text:span text:style-name="T1">点を表す物体として定義</text:span></text:p>
            </text:list-item>
            <text:list-item>
              <text:p text:style-name="P4"><text:span text:style-name="T1">自身のクラスを親とする再帰による木構造による子を持つことが可能</text:span></text:p>
            </text:list-item>
          </text:list>
          <text:p text:style-name="P4"><text:span text:style-name="T1">派生クラス</text:span></text:p>
          <text:list text:continue-numbering="true" text:style-name="L1">
            <text:list-item>
              <text:p text:style-name="P4"><text:span text:style-name="T1">視線との交差判定の</text:span><text:span text:style-name="T1">I/F</text:span><text:span text:style-name="T1">を提供する</text:span></text:p>
            </text:list-item>
          </text:list>
        </draw:rect>
        <draw:rect draw:style-name="gr2" draw:text-style-name="P2" xml:id="id1" draw:id="id1" draw:layer="layout" svg:width="5.439cm" svg:height="2cm" svg:x="1.494cm" svg:y="21.5cm">
          <text:p text:style-name="P4"><text:span text:style-name="T1">circle_object(</text:span><text:span text:style-name="T1">具象クラス</text:span><text:span text:style-name="T1">)</text:span></text:p>
          <text:list text:style-name="L1">
            <text:list-item>
              <text:p text:style-name="P4"><text:span text:style-name="T1">円柱を表す物体</text:span></text:p>
            </text:list-item>
          </text:list>
        </draw:rect>
        <draw:rect draw:style-name="gr2" draw:text-style-name="P2" xml:id="id3" draw:id="id3" draw:layer="layout" svg:width="5.439cm" svg:height="2cm" svg:x="7.427cm" svg:y="21.5cm">
          <text:p text:style-name="P4"><text:span text:style-name="T1">circle_wall(</text:span><text:span text:style-name="T1">具象クラス</text:span><text:span text:style-name="T1">)</text:span></text:p>
          <text:list text:style-name="L1">
            <text:list-item>
              <text:p text:style-name="P4"><text:span text:style-name="T1">円形の外壁を表す物体</text:span></text:p>
            </text:list-item>
          </text:list>
        </draw:rect>
        <draw:connector draw:style-name="gr4" draw:text-style-name="P5" draw:layer="layout" svg:x1="4.213cm" svg:y1="21.5cm" svg:x2="6.686cm" svg:y2="17cm" draw:start-shape="id1" draw:start-glue-point="0" draw:end-shape="id2" draw:end-glue-point="2" svg:d="M4213 21500v-2250h2473v-2250">
          <text:p/>
        </draw:connector>
        <draw:connector draw:style-name="gr4" draw:text-style-name="P5" draw:layer="layout" svg:x1="10.146cm" svg:y1="21.5cm" svg:x2="6.686cm" svg:y2="17cm" draw:start-shape="id3" draw:start-glue-point="0" draw:end-shape="id2" svg:d="M10146 21500v-2250h-3460v-2250">
          <text:p/>
        </draw:connector>
        <draw:connector draw:style-name="gr5" draw:text-style-name="P5" draw:layer="layout" svg:x1="6.686cm" svg:y1="13cm" svg:x2="5.696cm" svg:y2="11.001cm" draw:start-shape="id2" draw:start-glue-point="0" draw:end-shape="id4" draw:end-glue-point="2" svg:d="M6686 13000v-999h-990v-1000">
          <text:p/>
        </draw:connector>
        <draw:polyline draw:style-name="gr6" draw:text-style-name="P5" draw:layer="layout" svg:width="3.954cm" svg:height="5.499cm" svg:x="1.989cm" svg:y="12.5cm" svg:viewBox="0 0 3955 5500" draw:points="3955,550 3955,0 0,0 0,5500 3955,5500 3955,4500">
          <text:p/>
        </draw:polyline>
        <draw:rect draw:style-name="gr7" draw:text-style-name="P3" draw:layer="layout" svg:width="48.5cm" svg:height="5.5cm" svg:x="1cm" svg:y="19cm">
          <text:p text:style-name="P3"><text:span text:style-name="T2">bg_obj.py</text:span></text:p>
        </draw:rect>
        <draw:rect draw:style-name="gr2" draw:text-style-name="P2" xml:id="id6" draw:id="id6" draw:layer="layout" svg:width="6.922cm" svg:height="2cm" svg:x="36.002cm" svg:y="9.3cm">
          <text:p text:style-name="P1"><text:span text:style-name="T1">BoxGarden_draw</text:span></text:p>
          <text:list text:style-name="L1">
            <text:list-item>
              <text:p text:style-name="P1"><text:span text:style-name="T1">Receiver</text:span><text:span text:style-name="T1">側</text:span></text:p>
            </text:list-item>
            <text:list-item>
              <text:p text:style-name="P1"><text:span text:style-name="T1">箱庭内の</text:span><text:span text:style-name="T1">bg_object_draw</text:span><text:span text:style-name="T1">を保持する</text:span></text:p>
            </text:list-item>
            <text:list-item>
              <text:p text:style-name="P1"><text:span text:style-name="T1">dt2</text:span><text:span text:style-name="T1">の</text:span><text:span text:style-name="T1">screen</text:span><text:span text:style-name="T1">情報を保持する</text:span></text:p>
            </text:list-item>
          </text:list>
        </draw:rect>
        <draw:rect draw:style-name="gr2" draw:text-style-name="P2" xml:id="id5" draw:id="id5" draw:layer="layout" svg:width="7.91cm" svg:height="4.5cm" svg:x="36.002cm" svg:y="13.3cm">
          <text:p text:style-name="P1"><text:span text:style-name="T1">bg_object_draw</text:span></text:p>
          <text:list text:style-name="L1">
            <text:list-item>
              <text:p text:style-name="P1"><text:span text:style-name="T1">箱庭内の表示物の情報と描画処理を行う基本クラス</text:span></text:p>
            </text:list-item>
            <text:list-item>
              <text:p text:style-name="P1"><text:span text:style-name="T1">自身のクラスを親とする再帰による木構造による子を持つことが可能</text:span></text:p>
            </text:list-item>
          </text:list>
          <text:p text:style-name="P1"><text:span text:style-name="T1">派生クラス</text:span></text:p>
          <text:list text:continue-numbering="true" text:style-name="L1">
            <text:list-item>
              <text:p text:style-name="P1"><text:span text:style-name="T1">描画処理を提供する</text:span></text:p>
            </text:list-item>
            <text:list-item>
              <text:p text:style-name="P1"><text:span text:style-name="T1">メッセージ処理による自身の情報更新を行う。</text:span></text:p>
            </text:list-item>
          </text:list>
        </draw:rect>
        <draw:connector draw:style-name="gr5" draw:text-style-name="P5" draw:layer="layout" svg:x1="39.957cm" svg:y1="13.3cm" svg:x2="39.463cm" svg:y2="11.3cm" draw:start-shape="id5" draw:start-glue-point="0" draw:end-shape="id6" svg:d="M39957 13300v-1000h-494v-1000">
          <text:p/>
        </draw:connector>
        <draw:polyline draw:style-name="gr6" draw:text-style-name="P5" draw:layer="layout" svg:width="3.954cm" svg:height="5.999cm" svg:x="41.045cm" svg:y="12.8cm" svg:viewBox="0 0 3955 6000" draw:points="0,600 0,0 3955,0 3955,6000 0,6000 0,4909">
          <text:p/>
        </draw:polyline>
        <draw:rect draw:style-name="gr2" draw:text-style-name="P2" xml:id="id7" draw:id="id7" draw:layer="layout" svg:width="3.956cm" svg:height="1cm" svg:x="46.544cm" svg:y="8cm">
          <text:p text:style-name="P1"><text:span text:style-name="T1">dt2.screen</text:span></text:p>
        </draw:rect>
        <draw:connector draw:style-name="gr8" draw:text-style-name="P5" draw:layer="layout" svg:x1="39.463cm" svg:y1="9.3cm" svg:x2="46.544cm" svg:y2="8.5cm" draw:start-shape="id6" draw:start-glue-point="0" draw:end-shape="id7" draw:end-glue-point="3" svg:d="M39463 9300v-800h7081">
          <text:p/>
        </draw:connector>
        <draw:rect draw:style-name="gr2" draw:text-style-name="P2" xml:id="id10" draw:id="id10" draw:layer="layout" svg:width="8cm" svg:height="4.5cm" svg:x="17cm" svg:y="13.1cm">
          <text:p text:style-name="P1"><text:span text:style-name="T1">bg_message_base</text:span></text:p>
          <text:list text:style-name="L1">
            <text:list-item>
              <text:p text:style-name="P1"><text:span text:style-name="T1">xxx_draw</text:span><text:span text:style-name="T1">への制御のためのメッセージで、基本クラス</text:span></text:p>
            </text:list-item>
            <text:list-item>
              <text:p text:style-name="P1"><text:span text:style-name="T1">下記のメッセージを提供</text:span></text:p>
              <text:list>
                <text:list-item>
                  <text:p text:style-name="P1"><text:span text:style-name="T1">開始、停止</text:span><text:span text:style-name="T1">(dt2_show/message_loop</text:span><text:span text:style-name="T1">スレッド用</text:span><text:span text:style-name="T1">)</text:span></text:p>
                </text:list-item>
                <text:list-item>
                  <text:p text:style-name="P1"><text:span text:style-name="T1">追加、削除</text:span><text:span text:style-name="T1">(BoexGarde_draw</text:span><text:span text:style-name="T1">用</text:span><text:span text:style-name="T1">)</text:span></text:p>
                </text:list-item>
                <text:list-item>
                  <text:p text:style-name="P1"><text:span text:style-name="T1">COMMON ⇒ xxx_draw</text:span><text:span text:style-name="T1">の具象化</text:span><text:span text:style-name="T1"><text:line-break/></text:span><text:span text:style-name="T1">クラスでの拡張用</text:span></text:p>
                </text:list-item>
              </text:list>
            </text:list-item>
          </text:list>
        </draw:rect>
        <draw:connector draw:style-name="gr8" draw:text-style-name="P5" draw:layer="layout" svg:x1="23cm" svg:y1="20.8cm" svg:x2="33.561cm" svg:y2="20.8cm" draw:start-shape="id8" draw:start-glue-point="1" draw:end-shape="id9" draw:end-glue-point="3" svg:d="M23000 20800h10561">
          <text:p/>
        </draw:connector>
        <draw:connector draw:style-name="gr8" draw:text-style-name="P5" draw:layer="layout" svg:x1="36.002cm" svg:y1="10.301cm" svg:x2="25cm" svg:y2="15.35cm" draw:end-shape="id10" draw:end-glue-point="1" svg:d="M36002 10301h-5250v5049h-5752">
          <text:p/>
        </draw:connector>
        <draw:connector draw:style-name="gr8" draw:text-style-name="P5" draw:layer="layout" svg:x1="25cm" svg:y1="15.35cm" svg:x2="36.002cm" svg:y2="15.551cm" draw:start-shape="id10" draw:start-glue-point="1" svg:d="M25000 15350h5752v201h5250">
          <text:p/>
        </draw:connector>
        <draw:rect draw:style-name="gr2" draw:text-style-name="P2" xml:id="id8" draw:id="id8" draw:layer="layout" svg:width="5.439cm" svg:height="2cm" svg:x="17.561cm" svg:y="19.8cm">
          <text:p text:style-name="P4"><text:span text:style-name="T1">具象化クラス</text:span></text:p>
        </draw:rect>
        <draw:connector draw:style-name="gr4" draw:text-style-name="P5" draw:layer="layout" svg:x1="20.28cm" svg:y1="19.8cm" svg:x2="21cm" svg:y2="17.6cm" draw:start-shape="id8" draw:start-glue-point="0" draw:end-shape="id10" draw:end-glue-point="2" svg:d="M20280 19800v-1100h720v-1100">
          <text:p/>
        </draw:connector>
        <draw:rect draw:style-name="gr2" draw:text-style-name="P2" xml:id="id9" draw:id="id9" draw:layer="layout" svg:width="5.439cm" svg:height="2cm" svg:x="33.561cm" svg:y="19.8cm">
          <text:p text:style-name="P4"><text:span text:style-name="T1">具象化クラス</text:span></text:p>
        </draw:rect>
        <draw:connector draw:style-name="gr4" draw:text-style-name="P5" draw:layer="layout" svg:x1="36.28cm" svg:y1="19.8cm" svg:x2="39.957cm" svg:y2="17.8cm" draw:start-shape="id9" draw:start-glue-point="0" draw:end-shape="id5" draw:end-glue-point="2" svg:d="M36280 19800v-1000h3677v-1000">
          <text:p/>
        </draw:connector>
        <draw:rect draw:style-name="gr9" draw:text-style-name="P2" xml:id="id13" draw:id="id13" draw:layer="layout" svg:width="17cm" svg:height="13.5cm" svg:x="28.5cm" svg:y="9.001cm">
          <text:p text:style-name="P1"><text:span text:style-name="T1">message_loop</text:span></text:p>
          <text:p text:style-name="P1"><text:span text:style-name="T1">メッセージを</text:span><text:span text:style-name="T1">xxx_draw</text:span><text:span text:style-name="T1">に配送するスレッド</text:span></text:p>
        </draw:rect>
        <draw:rect draw:style-name="gr9" draw:text-style-name="P2" xml:id="id14" draw:id="id14" draw:layer="layout" svg:width="18.5cm" svg:height="14.5cm" svg:x="33cm" svg:y="7.5cm">
          <text:p text:style-name="P1"><text:span text:style-name="T1">dt2_show</text:span></text:p>
          <text:p text:style-name="P1"><text:span text:style-name="T1">BoxGarden_draw</text:span><text:span text:style-name="T1">のアニメーション処理を行うスレッド（メインスレッド）</text:span></text:p>
        </draw:rect>
        <draw:connector draw:style-name="gr8" draw:text-style-name="P5" draw:layer="layout" svg:x1="28cm" svg:y1="21.8cm" svg:x2="35.5cm" svg:y2="26cm" draw:start-shape="id11" draw:start-glue-point="2" draw:end-shape="id12" draw:end-glue-point="3" svg:d="M28000 21800v4200h7500">
          <text:p/>
        </draw:connector>
        <draw:rect draw:style-name="gr2" draw:text-style-name="P2" xml:id="id12" draw:id="id12" draw:layer="layout" svg:width="5.439cm" svg:height="2cm" svg:x="35.5cm" svg:y="25cm">
          <text:p text:style-name="P1"><text:span text:style-name="T1">BoxGarden_draw_boot</text:span></text:p>
          <text:list text:style-name="L1">
            <text:list-item>
              <text:p text:style-name="P1"><text:span text:style-name="T1">BoxGarden_draw</text:span><text:span text:style-name="T1">の起動</text:span></text:p>
            </text:list-item>
            <text:list-item>
              <text:p text:style-name="P1"><text:span text:style-name="T1">アニメ処理の起動</text:span></text:p>
            </text:list-item>
            <text:list-item>
              <text:p text:style-name="P1"><text:span text:style-name="T1">メッセージ機能の起動</text:span></text:p>
            </text:list-item>
          </text:list>
        </draw:rect>
        <draw:connector draw:style-name="gr8" draw:text-style-name="P5" draw:layer="layout" draw:line-skew="4.575cm" svg:x1="42.924cm" svg:y1="10.3cm" svg:x2="40.939cm" svg:y2="26cm" draw:start-shape="id6" draw:start-glue-point="1" draw:end-shape="id12" draw:end-glue-point="1" svg:d="M42924 10300h5076v15700h-7061">
          <text:p/>
        </draw:connector>
        <draw:connector draw:style-name="gr8" draw:text-style-name="P5" draw:layer="layout" svg:x1="37cm" svg:y1="22.501cm" svg:x2="38.219cm" svg:y2="25cm" draw:start-shape="id13" draw:end-shape="id12" draw:end-glue-point="0" svg:d="M37000 22501v1250h1219v1249">
          <text:p/>
        </draw:connector>
        <draw:connector draw:style-name="gr8" draw:text-style-name="P5" draw:layer="layout" svg:x1="38.219cm" svg:y1="25cm" svg:x2="42.25cm" svg:y2="22cm" draw:start-shape="id12" draw:start-glue-point="0" draw:end-shape="id14" svg:d="M38219 25000v-1500h4031v-1500">
          <text:p/>
        </draw:connector>
        <draw:rect draw:style-name="gr10" draw:text-style-name="P2" draw:layer="layout" svg:width="25.5cm" svg:height="17cm" svg:x="27.5cm" svg:y="7cm">
          <text:p text:style-name="P1"><text:span text:style-name="T1">start_draw_side</text:span></text:p>
          <text:p text:style-name="P1"><text:span text:style-name="T1">xxx_draw</text:span><text:span text:style-name="T1">用の独立プロセス</text:span></text:p>
        </draw:rect>
        <draw:custom-shape draw:style-name="gr11" draw:text-style-name="P6" draw:layer="layout" svg:width="18.5cm" svg:height="2cm" svg:x="2.5cm" svg:y="25cm">
          <text:p text:style-name="P6"><text:span text:style-name="T1">利用者側で、この範囲を具象化を行い、利用する。</text:span></text:p>
          <text:list text:style-name="L1">
            <text:list-item>
              <text:p text:style-name="P6"><text:span text:style-name="T1">bg_object</text:span><text:span text:style-name="T1">の具象化クラスの定義</text:span></text:p>
            </text:list-item>
            <text:list-item>
              <text:p text:style-name="P6"><text:span text:style-name="T1">bg_message_base</text:span><text:span text:style-name="T1">の具象化クラスの定義</text:span></text:p>
            </text:list-item>
            <text:list-item>
              <text:p text:style-name="P6"><text:span text:style-name="T1">bg_object_draw</text:span><text:span text:style-name="T1">の具象化クラスの定義</text:span></text:p>
            </text:list-item>
          </text:list>
          <draw:enhanced-geometry svg:viewBox="0 0 21600 21600" draw:glue-points="10800 0 0 10800 10800 21600 21600 10800 ?f40 ?f41" draw:text-areas="0 0 21600 21600" draw:type="rectangular-callout" draw:modifiers="6652.44040862656 -5861.469265367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8" draw:text-style-name="P5" draw:layer="layout" svg:x1="12.866cm" svg:y1="22.5cm" svg:x2="17.561cm" svg:y2="20.8cm" draw:start-shape="id3" draw:start-glue-point="1" draw:end-shape="id8" draw:end-glue-point="3" svg:d="M12866 22500h2348v-1700h2347">
          <text:p/>
        </draw:connector>
        <draw:rect draw:style-name="gr12" draw:text-style-name="P8" draw:layer="layout" svg:width="12.2cm" svg:height="12.8cm" svg:x="33.2cm" svg:y="9.1cm">
          <text:p text:style-name="P7"><text:span text:style-name="T3">複数スレッドで、同時アク</text:span></text:p>
          <text:p text:style-name="P7"><text:span text:style-name="T3">セスが行われるため、</text:span></text:p>
          <text:p text:style-name="P7"><text:span text:style-name="T3">排他制御を行う範囲</text:span></text:p>
        </draw:rect>
        <draw:connector draw:style-name="gr5" draw:text-style-name="P5" draw:layer="layout" svg:x1="28cm" svg:y1="13.3cm" svg:x2="39.463cm" svg:y2="11.3cm" draw:start-shape="id11" draw:start-glue-point="0" draw:end-shape="id6" draw:end-glue-point="2" svg:d="M28000 13300v-1000h11463v-1000">
          <text:p/>
        </draw:connector>
        <draw:rect draw:style-name="gr2" draw:text-style-name="P2" xml:id="id15" draw:id="id15" draw:layer="layout" svg:width="6.922cm" svg:height="2cm" svg:x="17.5cm" svg:y="9.5cm">
          <text:p text:style-name="P1"><text:span text:style-name="T1">BoxGarden_draw</text:span></text:p>
          <text:list text:style-name="L1">
            <text:list-item>
              <text:p text:style-name="P1"><text:span text:style-name="T1">Sender</text:span><text:span text:style-name="T1">側</text:span></text:p>
            </text:list-item>
          </text:list>
        </draw:rect>
        <draw:connector draw:style-name="gr5" draw:text-style-name="P5" draw:layer="layout" svg:x1="28cm" svg:y1="13.3cm" svg:x2="20.961cm" svg:y2="11.5cm" draw:start-shape="id11" draw:start-glue-point="0" draw:end-shape="id15" draw:end-glue-point="2" svg:d="M28000 13300v-900h-7039v-900">
          <text:p/>
        </draw:connector>
        <draw:rect draw:style-name="gr2" draw:text-style-name="P2" xml:id="id16" draw:id="id16" draw:layer="layout" svg:width="6.922cm" svg:height="2cm" svg:x="3.466cm" svg:y="2.589cm">
          <text:p text:style-name="P1"><text:span text:style-name="T1">環境の具象クラス</text:span></text:p>
        </draw:rect>
        <draw:connector draw:style-name="gr5" draw:text-style-name="P5" draw:layer="layout" svg:x1="5.696cm" svg:y1="9.001cm" svg:x2="6.927cm" svg:y2="4.589cm" draw:start-shape="id4" draw:start-glue-point="0" draw:end-shape="id16" draw:end-glue-point="2" svg:d="M5696 9001v-2206h1231v-2206">
          <text:p/>
        </draw:connector>
        <draw:connector draw:style-name="gr5" draw:text-style-name="P5" draw:layer="layout" svg:x1="20.961cm" svg:y1="9.5cm" svg:x2="6.927cm" svg:y2="4.589cm" draw:start-shape="id15" draw:start-glue-point="0" draw:end-shape="id16" draw:end-glue-point="2" svg:d="M20961 9500v-2455h-14034v-2456">
          <text:p/>
        </draw:connector>
        <presentation:notes draw:style-name="dp2">
          <draw:page-thumbnail draw:style-name="gr1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Diamond_20_unfilled" draw:display-name="Diamond unfilled" svg:viewBox="0 0 3000 6000" svg:d="M1500 0l1500 3000-1500 3000-1500-3000zM1500 447l-1276 2553 1276 2553 1276-2553z"/>
    <draw:marker draw:name="Triangle_20_unfilled" draw:display-name="Triangle unfilled" svg:viewBox="0 0 3000 3000" svg:d="M1500 0l1500 3000h-3000zM1500 447l-1176 2353h2353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Line_20_with_20_Fine_20_Dots" draw:display-name="Line with Fine Dots" draw:style="rect" draw:dots1="1" draw:dots1-length="2.007cm" draw:dots2="10" draw:distance="0.15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9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6cm" fo:page-height="3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4.981cm" svg:x="1cm" svg:y="3.782cm"/>
      <draw:page-thumbnail draw:layer="backgroundobjects" svg:width="8.999cm" svg:height="4.981cm" svg:x="1cm" svg:y="12.358cm"/>
      <draw:page-thumbnail draw:layer="backgroundobjects" svg:width="8.999cm" svg:height="4.981cm" svg:x="1cm" svg:y="20.934cm"/>
      <draw:page-thumbnail draw:layer="backgroundobjects" svg:width="8.999cm" svg:height="4.981cm" svg:x="11cm" svg:y="3.782cm"/>
      <draw:page-thumbnail draw:layer="backgroundobjects" svg:width="8.999cm" svg:height="4.981cm" svg:x="11cm" svg:y="12.358cm"/>
      <draw:page-thumbnail draw:layer="backgroundobjects" svg:width="8.999cm" svg:height="4.981cm" svg:x="11cm" svg:y="20.934cm"/>
    </style:handout-master>
    <style:master-page style:name="Default" style:page-layout-name="PM1" draw:style-name="Mdp1">
      <draw:frame presentation:style-name="Default-title" draw:layer="backgroundobjects" svg:width="50.398cm" svg:height="3.506cm" svg:x="2.8cm" svg:y="0.836cm" presentation:class="title" presentation:placeholder="true">
        <draw:text-box/>
      </draw:frame>
      <draw:frame presentation:style-name="Default-outline1" draw:layer="backgroundobjects" svg:width="50.398cm" svg:height="13.859cm" svg:x="2.8cm" svg:y="4.914cm" presentation:class="outline" presentation:placeholder="true">
        <draw:text-box/>
      </draw:frame>
      <draw:frame presentation:style-name="Mpr1" draw:text-style-name="MP1" draw:layer="backgroundobjects" svg:width="13.046cm" svg:height="1.448cm" svg:x="2.8cm" svg:y="19.131cm" presentation:class="date-time">
        <draw:text-box>
          <text:p text:style-name="MP1"><text:span text:style-name="MT1"><presentation:date-time/></text:span></text:p>
        </draw:text-box>
      </draw:frame>
      <draw:frame presentation:style-name="Mpr1" draw:text-style-name="MP3" draw:layer="backgroundobjects" svg:width="17.75cm" svg:height="1.448cm" svg:x="19.152cm" svg:y="19.131cm" presentation:class="footer">
        <draw:text-box>
          <text:p text:style-name="MP3"><text:span text:style-name="MT1"><presentation:footer/></text:span></text:p>
        </draw:text-box>
      </draw:frame>
      <draw:frame presentation:style-name="Mpr1" draw:text-style-name="MP2" draw:layer="backgroundobjects" svg:width="13.046cm" svg:height="1.448cm" svg:x="40.152cm" svg:y="19.131cm" presentation:class="page-number">
        <draw:text-box>
          <text:p text:style-name="MP2"><text:span text:style-name="MT1"><text:page-number>&lt;番号&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3H30M7S</meta:editing-duration>
    <meta:editing-cycles>9</meta:editing-cycles>
    <meta:generator>OpenOffice/4.1.5$Win32 OpenOffice.org_project/415m1$Build-9789</meta:generator>
    <dc:date>2018-10-28T12:21:42.48</dc:date>
    <dc:creator>T A</dc:creator>
    <meta:document-statistic meta:object-count="65"/>
  </office:meta>
</office:document-meta>
</file>